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text-underline-style="solid" style:text-underline-width="auto" style:text-underline-color="font-color" style:font-name-asian="Source Code Pro Semibold" style:font-size-asian="32pt" style:font-name-complex="Source Code Pro Semibold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1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Source Code Pro Semibold" style:font-size-asian="32pt" style:font-name-complex="Source Code Pro Semibold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45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4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name-asian="Source Code Pro Semibold" style:font-size-asian="20pt" style:font-name-complex="Source Code Pro Semibold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6pt" fo:font-weight="normal" style:font-size-asian="26pt" style:font-weight-asian="normal" style:font-size-complex="26pt" style:font-weight-complex="normal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3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55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6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6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6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2pt" style:font-size-asian="12pt" style:font-size-complex="12pt"/>
    </style:style>
    <style:style style:name="ce81" style:family="table-cell" style:parent-style-name="Default">
      <style:table-cell-properties style:vertical-align="automatic"/>
    </style:style>
    <style:style style:name="ce71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non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7" style:family="table-cell" style:parent-style-name="Default">
      <style:table-cell-properties fo:border-bottom="0.74pt ridge #2a6099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8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82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3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fo:background-color="#999999" style:text-align-source="fix" style:repeat-content="false" fo:border-left="none" fo:border-right="0.74pt ridge #2a6099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94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5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order-bottom="0.74pt ridge #2a6099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2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3pt" style:font-size-asian="13pt" style:font-size-complex="13pt"/>
    </style:style>
    <style:style style:name="ce164" style:family="table-cell" style:parent-style-name="Default">
      <style:table-cell-properties style:vertical-align="automatic"/>
      <style:text-properties fo:font-size="13pt" style:font-size-asian="13pt" style:font-size-complex="13pt"/>
    </style:style>
    <style:style style:name="ce125" style:family="table-cell" style:parent-style-name="Default">
      <style:table-cell-properties fo:border="none" style:vertical-align="automatic"/>
      <style:text-properties fo:font-size="13pt" style:font-size-asian="13pt" style:font-size-complex="13pt"/>
    </style:style>
    <style:style style:name="ce16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27" style:family="table-cell" style:parent-style-name="Default"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29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30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31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3pt" style:font-size-asian="13pt" style:font-size-complex="13pt"/>
    </style:style>
    <style:style style:name="ce133" style:family="table-cell" style:parent-style-name="Default">
      <style:table-cell-properties fo:background-color="#bf819e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4" style:family="table-cell" style:parent-style-name="Default">
      <style:table-cell-properties fo:background-color="#afd095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3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3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40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1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" fo:font-size="14pt" fo:font-weight="normal" style:font-name-asian="Source Code Pro Light1" style:font-size-asian="14pt" style:font-weight-asian="normal" style:font-name-complex="Source Code Pro Light1" style:font-size-complex="14pt" style:font-weight-complex="normal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4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7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191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97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0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12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l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ayout</text:p>
          </table:table-cell>
          <table:table-cell table:style-name="ce70" table:number-columns-repeated="2"/>
          <table:table-cell table:style-name="ce101" office:value-type="string" calcext:value-type="string" table:number-columns-spanned="8" table:number-rows-spanned="1">
            <text:p>zsa moonlander</text:p>
          </table:table-cell>
          <table:covered-table-cell table:style-name="ce70"/>
          <table:covered-table-cell table:number-columns-repeated="6" table:style-name="ce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application</text:p>
          </table:table-cell>
          <table:table-cell table:style-name="ce70" table:number-columns-repeated="4"/>
          <table:table-cell table:style-name="ce2"/>
          <table:table-cell table:style-name="ce101" office:value-type="string" calcext:value-type="string" table:number-columns-spanned="5" table:number-rows-spanned="1">
            <text:p>ml0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date version</text:p>
          </table:table-cell>
          <table:table-cell table:style-name="ce2" table:number-columns-repeated="5"/>
          <table:table-cell table:style-name="ce68" table:formula="of:=NOW()" office:value-type="date" office:date-value="2025-01-21T10:06:36.22664" calcext:value-type="date" table:number-columns-spanned="5" table:number-rows-spanned="1">
            <text:p>20250121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icence </text:p>
          </table:table-cell>
          <table:table-cell table:style-name="ce64" table:number-columns-repeated="5"/>
          <table:table-cell table:style-name="ce101" office:value-type="string" calcext:value-type="string" table:number-columns-spanned="5" table:number-rows-spanned="1">
            <text:p>GPLv3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@oxo@qoto.org</text:p>
          </table:table-cell>
          <table:table-cell table:style-name="ce64" table:number-columns-repeated="9"/>
          <table:table-cell table:style-name="ce69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1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!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ayer switch</text:p>
          </table:table-cell>
          <table:covered-table-cell table:style-name="ce30"/>
          <table:covered-table-cell table:number-columns-repeated="8" table:style-name="ce32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3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5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2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4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5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3415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2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@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num lock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/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*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7" office:value-type="string" calcext:value-type="string" table:number-columns-spanned="10" table:number-rows-spanned="1">
            <text:p>⌫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7" calcext:value-type="float" table:number-columns-spanned="10" table:number-rows-spanned="1">
            <text:p>7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8" calcext:value-type="float" table:number-columns-spanned="10" table:number-rows-spanned="1">
            <text:p>8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9" calcext:value-type="float" table:number-columns-spanned="10" table:number-rows-spanned="1">
            <text:p>9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+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4" calcext:value-type="float" table:number-columns-spanned="10" table:number-rows-spanned="1">
            <text:p>4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5" calcext:value-type="float" table:number-columns-spanned="10" table:number-rows-spanned="1">
            <text:p>5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6" calcext:value-type="float" table:number-columns-spanned="10" table:number-rows-spanned="1">
            <text:p>6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-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1" calcext:value-type="float" table:number-columns-spanned="10" table:number-rows-spanned="1">
            <text:p>1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2" calcext:value-type="float" table:number-columns-spanned="10" table:number-rows-spanned="1">
            <text:p>2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3" calcext:value-type="float" table:number-columns-spanned="10" table:number-rows-spanned="1">
            <text:p>3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8" office:value-type="string" calcext:value-type="string" table:number-columns-spanned="10" table:number-rows-spanned="1">
            <text:p>⇥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34" office:value-type="float" office:value="0" calcext:value-type="float" table:number-columns-spanned="10" table:number-rows-spanned="1">
            <text:p>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0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.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9" office:value-type="string" calcext:value-type="string" table:number-columns-spanned="10" table:number-rows-spanned="1">
            <text:p>↵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2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4182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3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#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1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2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3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4962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4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$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0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7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8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9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4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5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6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3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4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5712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5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%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scroll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home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dn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up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end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caps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5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6463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7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1" office:value-type="string" calcext:value-type="string" table:number-columns-spanned="2" table:number-rows-spanned="2">
            <text:p>&amp;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◾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|◀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◀<text:span text:style-name="T1">◀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<text:span text:style-name="T2">▶▶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text:span text:style-name="T1">|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S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▲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X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▼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PT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7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7226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f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⇑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in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office:value-type="string" calcext:value-type="string" table:number-columns-spanned="2" table:number-rows-spanned="2">
            <text:p>'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184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184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8013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191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192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141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97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141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192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192"/>
          <table:table-cell table:style-name="ce8" table:number-columns-repeated="2"/>
          <table:table-cell table:style-name="ce140" office:value-type="string" calcext:value-type="string">
            <text:p>◆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97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140" office:value-type="string" calcext:value-type="string">
            <text:p>◆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40" office:value-type="string" calcext:value-type="string">
            <text:p>⊛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141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run menu</text:p>
          </table:table-cell>
          <table:covered-table-cell table:number-columns-repeated="7" table:style-name="ce19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up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191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193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193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swa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8819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datetim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epoch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fil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rd lis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 item inl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child (jnt)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up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fileman</text:p>
          </table:table-cell>
          <table:covered-table-cell table:number-columns-repeated="7" table:style-name="ce21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zsh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5-01-21T10:06:36.29629" calcext:value-type="date" table:number-columns-spanned="5" table:number-rows-spanned="1">
            <text:p>2025012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9:41:05.493482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5-01-21T10:06:35.290648452</dc:date>
    <meta:editing-duration>P1DT1H20M15S</meta:editing-duration>
    <meta:editing-cycles>198</meta:editing-cycles>
    <meta:generator>LibreOffice/24.8.4.2$Linux_X86_64 LibreOffice_project/480$Build-2</meta:generator>
    <meta:print-date>2025-01-21T09:41:38.830819366</meta:print-date>
    <meta:printed-by>PDF files</meta:printed-by>
    <meta:document-statistic meta:table-count="10" meta:cell-count="1816" meta:object-count="0"/>
  </office:meta>
</office:document-meta>
</file>